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fe64" officeooo:paragraph-rsid="0019fe64"/>
    </style:style>
    <style:style style:name="P2" style:family="paragraph" style:parent-style-name="Standard" style:list-style-name="L1">
      <style:text-properties officeooo:rsid="0019fe64" officeooo:paragraph-rsid="0019fe64"/>
    </style:style>
    <style:style style:name="P3" style:family="paragraph" style:parent-style-name="Standard" style:list-style-name="L2">
      <style:text-properties officeooo:rsid="0019fe64" officeooo:paragraph-rsid="0019fe64"/>
    </style:style>
    <style:style style:name="P4" style:family="paragraph" style:parent-style-name="Standard" style:list-style-name="L3">
      <style:text-properties officeooo:rsid="0019fe64" officeooo:paragraph-rsid="0019fe64"/>
    </style:style>
    <style:style style:name="P5" style:family="paragraph" style:parent-style-name="Standard" style:list-style-name="L4">
      <style:text-properties officeooo:rsid="0019fe64" officeooo:paragraph-rsid="0019fe64"/>
    </style:style>
    <style:style style:name="P6" style:family="paragraph" style:parent-style-name="Standard" style:list-style-name="L5">
      <style:text-properties officeooo:rsid="0019fe64" officeooo:paragraph-rsid="0019fe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ng:</text:p>
      <text:p text:style-name="P1">Objects:</text:p>
      <text:p text:style-name="P1">Ball</text:p>
      <text:list xml:id="list3498166995" text:style-name="L1">
        <text:list-item>
          <text:p text:style-name="P2">Bounces off walls.</text:p>
        </text:list-item>
        <text:list-item>
          <text:p text:style-name="P2">Crosses scoring lines.</text:p>
        </text:list-item>
        <text:list-item>
          <text:p text:style-name="P2">Bounces off paddles.</text:p>
        </text:list-item>
        <text:list-item>
          <text:p text:style-name="P2">Signals a score.</text:p>
        </text:list-item>
      </text:list>
      <text:p text:style-name="P1">Left Paddle</text:p>
      <text:list xml:id="list1850557103" text:style-name="L2">
        <text:list-item>
          <text:p text:style-name="P3">Moves up.</text:p>
        </text:list-item>
        <text:list-item>
          <text:p text:style-name="P3">Moves down.</text:p>
        </text:list-item>
      </text:list>
      <text:p text:style-name="P1">Right Paddle</text:p>
      <text:list xml:id="list2160450763" text:style-name="L3">
        <text:list-item>
          <text:p text:style-name="P4">Moves up.</text:p>
        </text:list-item>
        <text:list-item>
          <text:p text:style-name="P4">Moves down.</text:p>
        </text:list-item>
      </text:list>
      <text:p text:style-name="P1">Left Score Line</text:p>
      <text:p text:style-name="P1">Right Score Line</text:p>
      <text:p text:style-name="P1">Top Wall</text:p>
      <text:p text:style-name="P1">Bottom Wall</text:p>
      <text:p text:style-name="P1">Field</text:p>
      <text:p text:style-name="P1">HUD</text:p>
      <text:list xml:id="list2009477854" text:style-name="L4">
        <text:list-item>
          <text:p text:style-name="P5">Displays score.</text:p>
        </text:list-item>
        <text:list-item>
          <text:p text:style-name="P5">Times game.</text:p>
        </text:list-item>
      </text:list>
      <text:p text:style-name="P1">Game</text:p>
      <text:list xml:id="list400359586" text:style-name="L5">
        <text:list-item>
          <text:p text:style-name="P6">Starts game.</text:p>
        </text:list-item>
        <text:list-item>
          <text:p text:style-name="P6">Decides server side.</text:p>
        </text:list-item>
        <text:list-item>
          <text:p text:style-name="P6">Serves.</text:p>
        </text:list-item>
        <text:list-item>
          <text:p text:style-name="P6">Ends gam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Teasdale</meta:initial-creator>
    <meta:creation-date>2019-05-25T15:20:53.578000000</meta:creation-date>
    <dc:date>2019-05-25T23:08:26.255000000</dc:date>
    <dc:creator>Michael Teasdale</dc:creator>
    <meta:editing-duration>PT7H37M22S</meta:editing-duration>
    <meta:editing-cycles>1</meta:editing-cycles>
    <meta:document-statistic meta:table-count="0" meta:image-count="0" meta:object-count="0" meta:page-count="1" meta:paragraph-count="26" meta:word-count="66" meta:character-count="307" meta:non-whitespace-character-count="281"/>
    <meta:generator>LibreOffice/6.2.3.2$Windows_X86_64 LibreOffice_project/aecc05fe267cc68dde00352a451aa867b3b546ac</meta:generator>
  </office:meta>
</office:document-meta>
</file>